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[detail2.laporan_frekuensi] [detail.format_hari]</text:p>
          </table:table-cell>
          <table:covered-table-cell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[detail2.kunjungan_memberperiodik] [detail.periode2]</text:p>
          </table:table-cell>
          <table:covered-table-cell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[detail2.berdasarkan] [detail.Berdasarkan]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_kunjungan]</text:p>
          </table:table-cell>
          <table:table-cell table:style-name="ce3" office:value-type="string" calcext:value-type="string">
            <text:p>[detail2.lokasi_ruang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jumlah_anggota]</text:p>
          </table:table-cell>
          <table:table-cell table:style-name="ce11" table:number-columns-repeated="2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9" office:value-type="string" calcext:value-type="string">
            <text:p>[a.Ruang]</text:p>
          </table:table-cell>
          <table:table-cell table:style-name="ce9" office:value-type="string" calcext:value-type="string">
            <text:p>[a.Nama_perpus]</text:p>
          </table:table-cell>
          <table:table-cell table:style-name="ce9" office:value-type="string" calcext:value-type="string">
            <text:p>[a.Jumlah]</text:p>
          </table:table-cell>
          <table:table-cell table:style-name="ce12"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2" table:style-name="ce7"/>
          <table:covered-table-cell table:style-name="ce10"/>
          <table:table-cell table:style-name="ce10" office:value-type="string" calcext:value-type="string">
            <text:p>[detail.TotalJumlah]</text:p>
          </table:table-cell>
          <table:table-cell table:style-name="ce1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5:26:46.6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15:30:59.360000000</dc:date>
    <meta:editing-duration>PT2H53M8S</meta:editing-duration>
    <meta:editing-cycles>36</meta:editing-cycles>
    <meta:document-statistic meta:table-count="1" meta:cell-count="15" meta:object-count="0"/>
  </office:meta>
</office:document-meta>
</file>